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1da" officeooo:paragraph-rsid="0015d1da"/>
    </style:style>
    <style:style style:name="T1" style:family="text">
      <style:text-properties officeooo:rsid="00190dfc"/>
    </style:style>
    <style:style style:name="T2" style:family="text">
      <style:text-properties fo:color="#c9211e" loext:opacity="100%" officeooo:rsid="00190d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ia Brian Gómez Martínez</text:p>
      <text:p text:style-name="P1"/>
      <text:p text:style-name="P1">Un atributo compuesto:Es un atributo que esta compuesto de otros atributos <text:span text:style-name="T2">SENCILLOS</text:span></text:p>
      <text:p text:style-name="P1">Un atributo multivaluado:Es un atributo que puede tener mas de un valor</text:p>
      <text:p text:style-name="P1">Un atributo obligatorio:Es un campo que tiene que ser rellenado obligatoriamente</text:p>
      <text:p text:style-name="P1">Un atributo Derivado:Es un atributo que se puede calcular con otros</text:p>
      <text:p text:style-name="P1"/>
      <text:p text:style-name="P1">Un proceso de especialización consiste en coger una superclase y derivar de ellas otras por ejemplo: </text:p>
      <text:p text:style-name="P1">En la superclase vehículos derivan camiones,motos,turismos…</text:p>
      <text:p text:style-name="P1">Los derivados tienen la misma clave primaria que la superclase y puede ser de varios tipos,exclusiva,obligatoria,parcial o total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11T15:37:57.754000000</meta:creation-date>
    <dc:date>2022-11-27T20:09:40.409017758</dc:date>
    <meta:editing-duration>PT1M33S</meta:editing-duration>
    <meta:editing-cycles>3</meta:editing-cycles>
    <meta:generator>LibreOffice/7.1.0.3$MacOSX_X86_64 LibreOffice_project/f6099ecf3d29644b5008cc8f48f42f4a40986e4c</meta:generator>
    <meta:document-statistic meta:table-count="0" meta:image-count="0" meta:object-count="0" meta:page-count="1" meta:paragraph-count="8" meta:word-count="90" meta:character-count="617" meta:non-whitespace-character-count="534"/>
  </office:meta>
</office:document-meta>
</file>